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 of models:</text:p>
      <text:p text:style-name="Standard"/>
      <text:p text:style-name="Standard">Need:</text:p>
      <text:p text:style-name="Standard">Walls - </text:p>
      <text:p text:style-name="Standard">Sofa</text:p>
      <text:p text:style-name="Standard">Chair</text:p>
      <text:p text:style-name="Standard">Carpet/floor</text:p>
      <text:p text:style-name="Standard">Windows</text:p>
      <text:p text:style-name="Standard">Drapes</text:p>
      <text:p text:style-name="Standard">Table</text:p>
      <text:p text:style-name="Standard">Lamp</text:p>
      <text:p text:style-name="Standard"/>
      <text:p text:style-name="Standard"/>
      <text:p text:style-name="Standard">Want:</text:p>
      <text:p text:style-name="Standard">Coffee table – low LOD</text:p>
      <text:p text:style-name="Standard">Serving table</text:p>
      <text:p text:style-name="Standard">Toys (Simple wooden car/train)</text:p>
      <text:p text:style-name="Standard">Business cards</text:p>
      <text:p text:style-name="Standard">Fake fruits</text:p>
      <text:p text:style-name="Standard">Plants</text:p>
      <text:p text:style-name="Standard">Clock</text:p>
      <text:p text:style-name="Standard">Tissue Box</text:p>
      <text:p text:style-name="Standard">Shelf</text:p>
      <text:p text:style-name="Standard">Books</text:p>
      <text:p text:style-name="Standard"/>
      <text:p text:style-name="Standard">Chest w/ mirror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meez Qurashi</meta:initial-creator>
    <meta:creation-date>2017-09-15T12:03:55.24</meta:creation-date>
    <meta:document-statistic meta:table-count="0" meta:image-count="0" meta:object-count="0" meta:page-count="1" meta:paragraph-count="22" meta:word-count="38" meta:character-count="212"/>
    <dc:date>2017-09-15T12:50:33.52</dc:date>
    <dc:creator>Rameez Qurashi</dc:creator>
    <meta:editing-duration>PT28M18S</meta:editing-duration>
    <meta:editing-cycles>1</meta:editing-cycles>
    <meta:generator>OpenOffice/4.1.3$Win32 OpenOffice.org_project/413m1$Build-9783</meta:generator>
  </office:meta>
</office:document-meta>
</file>